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ngle eco</text:p>
          </table:table-cell>
          <table:table-cell office:value-type="string" calcext:value-type="string">
            <text:p>single blc</text:p>
          </table:table-cell>
          <table:table-cell office:value-type="string" calcext:value-type="string">
            <text:p>double eco</text:p>
          </table:table-cell>
          <table:table-cell office:value-type="string" calcext:value-type="string">
            <text:p>double blc</text:p>
          </table:table-cell>
          <table:table-cell office:value-type="string" calcext:value-type="string">
            <text:p>triple eco</text:p>
          </table:table-cell>
          <table:table-cell office:value-type="string" calcext:value-type="string">
            <text:p>triple blc</text:p>
          </table:table-cell>
        </table:table-row>
        <table:table-row table:style-name="ro1">
          <table:table-cell office:value-type="date" office:date-value="2017-09-18" calcext:value-type="date">
            <text:p>18/09/1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7-09-19" calcext:value-type="date">
            <text:p>19/09/17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7-09-20" calcext:value-type="date">
            <text:p>20/09/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9-21" calcext:value-type="date">
            <text:p>21/09/1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number-rows-repeated="1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03:17:02.007848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 Truong Nguyen</meta:initial-creator>
    <meta:creation-date>2017-09-11T21:55:44.246480799</meta:creation-date>
    <dc:date>2017-09-12T03:18:04.707702378</dc:date>
    <dc:creator>Xuan Truong Nguyen</dc:creator>
    <meta:editing-duration>PT4M54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